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Float.equals( Objec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Float.isIdentical( XFloa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loat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Float.toString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5">
            <text:p text:style-name="Table_20_Contents">4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XFloat.XFloat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Float.compareTo( XFloa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loatDV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DV.isIdentical( Object value1 , Object 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Floa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Floa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